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figma.com/design/9JDIdFDjYDVL5VGzw8Mc4b/DevClub---Convert-Money?node-id=25-104&amp;t=yoMQHJordAmOpqCM-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07T10:09:38.157000000</dc:date>
    <meta:editing-duration>PT46S</meta:editing-duration>
    <meta:editing-cycles>1</meta:editing-cycles>
    <meta:document-statistic meta:table-count="0" meta:image-count="0" meta:object-count="0" meta:page-count="1" meta:paragraph-count="1" meta:word-count="2" meta:character-count="111" meta:non-whitespace-character-count="111"/>
    <meta:generator>LibreOffice/7.2.7.2$Windows_X86_64 LibreOffice_project/8d71d29d553c0f7dcbfa38fbfda25ee34cce99a2</meta:generator>
  </office:meta>
</office:document-meta>
</file>